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4c2ad" officeooo:paragraph-rsid="0004c2a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4c2ad" officeooo:paragraph-rsid="0004c2ad" style:font-size-asian="12.25pt" style:font-weight-asian="normal" style:font-size-complex="14pt" style:font-weight-complex="normal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рейншейкер лицей апрель</text:p>
      <text:p text:style-name="P2">1. "Не пнешь — не полетит". "Как пнешь, так и полетит". "Как пнешь, так и получишь". Ответьте двумя словами, для запоминания чего предназначены эти три фразы.</text:p>
      <text:p text:style-name="P2">Ответ: Законов Ньютона. </text:p>
      <text:p text:style-name="P2">Комментарий: Вульгарно, но смысл каждого закона запомнить можно.</text:p>
      <text:p text:style-name="P2"/>
      <text:p text:style-name="P2">2. Математический анекдот. Математика спрашивают: "Есть ли крылья у слона?" - "Есть, - отвечает математик, но они..." Закончите фразу двумя словами!</text:p>
      <text:p text:style-name="P2">Ответ: "... равны нулю".</text:p>
      <text:p text:style-name="P2"/>
      <text:p text:style-name="P2">3. Когда в студенческой столовой ленинградского университета появились три варианта качественно различных обедов (с соответствующим разбросом цен), то эти обеды в порядке убывания цены стали именоваться студентами соответственно действительными, комплексными и... Как назывался третий, самый дешевый вариант?</text:p>
      <text:p text:style-name="P2">Ответ: Мнимый обед</text:p>
      <text:p text:style-name="P2"/>
      <text:p text:style-name="P2">4. Станислав Ежи Лец спрашивает: «Что ты скажешь на это, физика? В отношениях между людьми трения ведут к … .</text:p>
      <text:p text:style-name="P2">А к чему ведут трения?</text:p>
      <text:p text:style-name="P2">Ответ: К охлаждению</text:p>
      <text:p text:style-name="P2"/>
      <text:p text:style-name="P2">5. как-то разыграть то что в физике кило=1000, а в информатике - 1024</text:p>
      <text:p text:style-name="P2"/>
      <text:p text:style-name="P2">6. В начале XX века электрические компании США вели ожесточенную войну с газовыми. Чтобы доказать опасность газа и безопасность электричества, они проводили публичные демонстрации. На сцену выходила кошка, которую помещали в специальную клетку. Клетка подключалась к источнику тока высокого напряжения, но кошка оставалась невредима. Затем в клетку пускали струю светильного газа, и кошка мгновенно погибала. Какое физическое явление лежало в основе этого «фокуса»?</text:p>
      <text:p text:style-name="P2">Ответ: Электростатическая защита / Клетка Фарадея. <text:line-break/>Комментарий: Металлическая клетка экранирует внутреннее пространство от внешнего электрического поля, поэтому ток шел по поверхности клетки, не задевая кошку. Газ же проникал внутрь и отравлял животное.</text:p>
      <text:p text:style-name="P2"/>
      <text:p text:style-name="P2">7. Вероятнось выбрать рациональное число из множества дейсвительных равна нулю(Q - счётное, R — несчётное) <text:span text:style-name="T1">(как по мне, слишком сложно, с понятиями счетности и несчетности множеств в школе знакомы только отдельные личности вроде нашего Алёхина)</text:span></text:p>
      <text:p text:style-name="P2"/>
      <text:p text:style-name="P2">8. В 1912 году в газетах появилась сенсационная фотография: на палубе корабля стоят хорошо одетые господа, а над ними в воздухе завис странный аппарат. Это <text:soft-page-break/>был один из первых авиационных трюков для прессы. Однако физик, взглянув на фото, сразу сказал бы, что это монтаж. Какая физическая несообразность выдала подделку?</text:p>
      <text:p text:style-name="P2">Ответ: Отсутствие ветра / Прически и одежда. </text:p>
      <text:p text:style-name="P2">Комментарий: Если бы дирижабль или самолет висел прямо над палубой на малой высоте, винты создавали бы мощный поток воздуха, который раздувал бы одежду и волосы людей. На фото люди стояли со спокойными прическами, значит, снимок смонтирован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4T22:19:03.079000000</meta:creation-date>
    <dc:date>2026-03-04T22:26:20.017000000</dc:date>
    <meta:editing-duration>PT7M17S</meta:editing-duration>
    <meta:editing-cycles>1</meta:editing-cycles>
    <meta:document-statistic meta:table-count="0" meta:image-count="0" meta:object-count="0" meta:page-count="2" meta:paragraph-count="18" meta:word-count="366" meta:character-count="2555" meta:non-whitespace-character-count="2202"/>
    <meta:generator>LibreOffice/7.3.3.2$Windows_X86_64 LibreOffice_project/d1d0ea68f081ee2800a922cac8f79445e4603348</meta:generator>
  </office:meta>
</office:document-meta>
</file>